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T9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</office:automatic-styles>
  <office:body>
    <office:text text:use-soft-page-breaks="true">
      <text:p text:style-name="P1">Observations</text:p>
      <text:p text:style-name="Normal">DODGY BANK ACCOUNT</text:p>
      <text:list text:style-name="LFO1" text:continue-numbering="true">
        <text:list-item>
          <text:p text:style-name="P2">The Attributes of this bank account is declared as public.</text:p>
        </text:list-item>
        <text:list-item>
          <text:p text:style-name="P3">All the methods are declared as public.</text:p>
        </text:list-item>
        <text:list-item>
          <text:p text:style-name="P4">We will get reward amount only when we deposit the amount.<text:s/></text:p>
        </text:list-item>
        <text:list-item>
          <text:p text:style-name="P5">As the methods are declared as public, chance of misusing the method as it is accessed outside the class.</text:p>
        </text:list-item>
        <text:list-item>
          <text:p text:style-name="P6">Hardcoded the reward amount. Its not good coding practice to use hard coded value.</text:p>
        </text:list-item>
      </text:list>
      <text:p text:style-name="Normal"/>
      <text:p text:style-name="Normal"/>
      <text:p text:style-name="Normal"/>
      <text:p text:style-name="Normal">SECURE BANK ACCOUNT</text:p>
      <text:list text:style-name="LFO2" text:continue-numbering="true">
        <text:list-item>
          <text:p text:style-name="P7">The Attributes of this bank account is declared as private , i.e All the variables are used as instance variables. It well encapsulated.</text:p>
        </text:list-item>
        <text:list-item>
          <text:p text:style-name="P8"><text:span text:style-name="T9">AddReward method is</text:span><text:s/>declared as private.</text:p>
        </text:list-item>
        <text:list-item>
          <text:p text:style-name="P10">We will get reward amount only when we deposit the amount.<text:s/></text:p>
        </text:list-item>
        <text:list-item>
          <text:p text:style-name="P11">We cant access the AddReward method outside the class.</text:p>
        </text:list-item>
        <text:list-item>
          <text:p text:style-name="P12">Used magic number for reward amount</text:p>
        </text:list-item>
      </text:list>
      <text:p text:style-name="ListParagraph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pinath Karthikesan</meta:initial-creator>
    <dc:creator>Gopinath Karthikesan</dc:creator>
    <meta:creation-date>2022-09-08T11:05:00Z</meta:creation-date>
    <dc:date>2022-09-08T11:17:00Z</dc:date>
    <meta:template xlink:href="Normal.dotm" xlink:type="simple"/>
    <meta:editing-cycles>2</meta:editing-cycles>
    <meta:editing-duration>PT720S</meta:editing-duration>
    <meta:document-statistic meta:page-count="1" meta:paragraph-count="1" meta:word-count="109" meta:character-count="734" meta:row-count="5" meta:non-whitespace-character-count="626"/>
  </office:meta>
</office:document-meta>
</file>